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873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9.924cm" fo:break-before="auto" style:use-optimal-row-height="true"/>
    </style:style>
    <style:style style:name="ro9" style:family="table-row">
      <style:table-row-properties style:row-height="0.466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6">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ext:span><text:span text:style-name="T1">the original German </text:span><text:span text:style-name="T1">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text:span><text:span text:style-name="T1">Немецкий перевод.</text:span></text:p>
            <text:p><text:span text:style-name="T1">Jürgen Rauscher - </text:span><text:span text:style-name="T1">исправление Немецкого </text:span><text:span text:style-name="T1">перевода.</text:span></text:p>
            <text:p><text:span text:style-name="T1">Dirk Pervölz - </text:span><text:span text:style-name="T1">исправление Немецкого </text:span><text:span text:style-name="T1">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text:span><text:span text:style-name="T1">Spielsteinmodelle </text:span><text:span text:style-name="T1">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text:span><text:span text:style-name="T1">ursprüngliche Deutsche </text:span><text:span text:style-name="T1">Übersetzung.</text:span></text:p>
            <text:p><text:span text:style-name="T1">Jürgen Rauscher — </text:span><text:span text:style-name="T1">Korrektur der </text:span><text:span text:style-name="T1">ursprünglichen </text:span><text:span text:style-name="T1">Übersetzung.</text:span></text:p>
            <text:p><text:span text:style-name="T1">Dirk Pervölz - Korrektur </text:span><text:span text:style-name="T1">der ursprünglichen </text:span><text:span text:style-name="T1">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7">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8">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9">
          <table:table-cell office:value-type="string">
            <text:p>SETTINGS_SCENE</text:p>
          </table:table-cell>
          <table:table-cell office:value-type="string">
            <text:p>Scene:</text:p>
          </table:table-cell>
          <table:table-cell office:value-type="string">
            <text:p>Сцена:</text:p>
          </table:table-cell>
          <table:table-cell office:value-type="string">
            <text:p>TRANSLATE M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8">
          <table:table-cell office:value-type="string">
            <text:p>TUTORIAL_START</text:p>
          </table:table-cell>
          <table:table-cell table:style-name="ce6" office:value-type="string">
            <text:p><text:span text:style-name="T2">To select a tile, click it </text:span><text:span text:style-name="T2">with the left mouse button.</text:span></text:p>
            <text:p><text:span text:style-name="T2">Select a pair of tiles to </text:span><text:span text:style-name="T2">remove them.</text:span></text:p>
            <text:p><text:span text:style-name="T2"><text:s/></text:span></text:p>
            <text:p><text:span text:style-name="T2">To control the camera, </text:span><text:span text:style-name="T2">hold the right mouse </text:span><text:span text:style-name="T2">button and move the </text:span><text:span text:style-name="T2">mouse. Or use arrow/+/- </text:span><text:span text:style-name="T2">keys with/out shift.</text:span></text:p>
            <text:p><text:span text:style-name="T2">To reset camera position, </text:span><text:span text:style-name="T2">press X.</text:span></text:p>
            <text:p><text:span text:style-name="T3"><text:s/></text:span></text:p>
            <text:p><text:span text:style-name="T3">To hide this message, </text:span><text:span text:style-name="T3">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text:span><text:span text:style-name="T3">сообщение, нажмите </text:span><text:span text:style-name="T3">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1">01.10.2011</text:date>, <text:time>11:43: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10-01T11:43:09</dc:date>
    <meta:editing-duration>PT8H46M50S</meta:editing-duration>
    <meta:editing-cycles>184</meta:editing-cycles>
    <meta:generator>LibreOffice/3.3$Unix LibreOffice_project/330m19$Build-301</meta:generator>
    <meta:document-statistic meta:table-count="3" meta:cell-count="343" meta:object-count="0"/>
  </office:meta>
</office:document-meta>
</file>